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99" draw:fill-color="#ffff99" draw:textarea-horizontal-align="justify" draw:textarea-vertical-align="middle" draw:auto-grow-height="false" fo:min-height="0.677cm" fo:min-width="2.728cm"/>
    </style:style>
    <style:style style:name="gr2" style:family="graphic" style:parent-style-name="standard">
      <style:graphic-properties svg:stroke-color="#ccff66" draw:fill-color="#ccff66" draw:textarea-horizontal-align="justify" draw:textarea-vertical-align="middle" draw:auto-grow-height="false" fo:min-height="0.768cm" fo:min-width="4.123cm"/>
    </style:style>
    <style:style style:name="gr3" style:family="graphic" style:parent-style-name="standard">
      <style:graphic-properties svg:stroke-color="#ccff66" draw:fill-color="#ccff66" draw:textarea-horizontal-align="justify" draw:textarea-vertical-align="middle" draw:auto-grow-height="false" fo:min-height="0.677cm" fo:min-width="2.728cm"/>
    </style:style>
    <style:style style:name="gr4" style:family="graphic" style:parent-style-name="standard">
      <style:graphic-properties svg:stroke-color="#9999ff" draw:fill-color="#9999ff" draw:textarea-horizontal-align="justify" draw:textarea-vertical-align="middle" draw:auto-grow-height="false" fo:min-height="1.291cm" fo:min-width="4.356cm"/>
    </style:style>
    <style:style style:name="gr5" style:family="graphic" style:parent-style-name="standard">
      <style:graphic-properties svg:stroke-color="#9999ff" draw:fill-color="#9999ff" draw:textarea-horizontal-align="justify" draw:textarea-vertical-align="middle" draw:auto-grow-height="false" fo:min-height="0.677cm" fo:min-width="2.72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</style:style>
    <style:style style:name="P3" style:family="paragraph">
      <loext:graphic-properties draw:fill-color="#ccff66"/>
      <style:paragraph-properties fo:text-align="center"/>
    </style:style>
    <style:style style:name="P4" style:family="paragraph">
      <loext:graphic-properties draw:fill-color="#9999ff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64cm" svg:height="1.309cm" svg:x="0.119cm" svg:y="0.177cm">
          <text:p text:style-name="P1">genome.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4.623cm" svg:height="1.018cm" svg:x="3.072cm" svg:y="2.788cm">
          <text:p text:style-name="P1">GeneMark-ES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4.564cm" svg:height="1.309cm" svg:x="3.101cm" svg:y="5.077cm">
          <text:p text:style-name="P1">genemark.gt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4.856cm" svg:height="1.541cm" svg:x="2.955cm" svg:y="7.375cm">
          <text:p text:style-name="P1">AUGUSTUS</text:p>
          <text:p text:style-name="P1">training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4.856cm" svg:height="1.541cm" svg:x="2.955cm" svg:y="9.875cm">
          <text:p text:style-name="P1">AUGUSTUS</text:p>
          <text:p text:style-name="P1">prediction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4.564cm" svg:height="1.309cm" svg:x="3.101cm" svg:y="12.277cm">
          <text:p text:style-name="P1">augustus.gt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curve" svg:x1="2.401cm" svg:y1="1.486cm" svg:x2="5.383cm" svg:y2="2.788cm" draw:start-shape="id1" draw:end-shape="id2" svg:d="M2401 1486c0 976 2982 326 2982 1302" svg:viewBox="0 0 2983 1303">
          <text:p/>
        </draw:connector>
        <draw:connector draw:style-name="gr6" draw:text-style-name="P5" draw:layer="layout" draw:type="curve" svg:x1="5.383cm" svg:y1="3.806cm" svg:x2="5.383cm" svg:y2="5.077cm" draw:start-shape="id2" draw:start-glue-point="2" draw:end-shape="id3" svg:d="M5383 3806v1271" svg:viewBox="0 0 1 1272">
          <text:p/>
        </draw:connector>
        <draw:connector draw:style-name="gr6" draw:text-style-name="P5" draw:layer="layout" draw:type="curve" svg:x1="5.383cm" svg:y1="6.386cm" svg:x2="5.383cm" svg:y2="7.375cm" draw:start-shape="id3" draw:start-glue-point="8" draw:end-shape="id4" draw:end-glue-point="0" svg:d="M5383 6386v989" svg:viewBox="0 0 1 990">
          <text:p/>
        </draw:connector>
        <draw:connector draw:style-name="gr6" draw:text-style-name="P5" draw:layer="layout" draw:type="curve" svg:x1="5.383cm" svg:y1="8.916cm" svg:x2="5.383cm" svg:y2="9.875cm" draw:start-shape="id4" draw:start-glue-point="2" draw:end-shape="id5" draw:end-glue-point="0" svg:d="M5383 8916v959" svg:viewBox="0 0 1 960">
          <text:p/>
        </draw:connector>
        <draw:connector draw:style-name="gr6" draw:text-style-name="P5" draw:layer="layout" draw:type="curve" svg:x1="5.383cm" svg:y1="11.416cm" svg:x2="5.383cm" svg:y2="12.277cm" draw:start-shape="id5" draw:start-glue-point="2" draw:end-shape="id6" draw:end-glue-point="4" svg:d="M5383 11416v861" svg:viewBox="0 0 1 862">
          <text:p/>
        </draw:connector>
        <draw:connector draw:style-name="gr6" draw:text-style-name="P5" draw:layer="layout" draw:type="curve" svg:x1="2.401cm" svg:y1="1.486cm" svg:x2="2.955cm" svg:y2="10.645cm" draw:start-shape="id1" draw:start-glue-point="8" draw:end-shape="id5" draw:end-glue-point="3" svg:d="M2401 1486c0 6106 184 9159 554 9159" svg:viewBox="0 0 555 91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279cm" draw:marker-end-width="0.279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95cm" fo:page-height="13.6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2T13:23:38.412792747</meta:creation-date>
    <dc:date>2018-08-15T14:52:30.959890630</dc:date>
    <meta:editing-duration>PT23M33S</meta:editing-duration>
    <meta:editing-cycles>8</meta:editing-cycles>
    <meta:generator>LibreOffice/6.0.3.2$Linux_X86_64 LibreOffice_project/00m0$Build-2</meta:generator>
    <meta:document-statistic meta:object-count="12"/>
  </office:meta>
</office:document-meta>
</file>